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2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3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4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17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19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2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2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2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2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2</text:span>_<text:span text:style-name="T1">index</text:span></text:p>
      <text:p text:style-name="P9"><text:date style:data-style-name="N37" text:date-value="2017-01-25T15:44:23.031670544">25/01/17</text:date> </text:p>
      <text:h text:style-name="P19" text:outline-level="1">Database Structure</text:h>
      <text:p text:style-name="P2"><text:span text:style-name="T2">Table name</text:span>: <text:tab/><text:tab/><text:span text:style-name="T2">wxradar_storm2_index</text:span></text:p>
      <text:p text:style-name="P5"><text:span text:style-name="T22">Partition Key</text:span><text:span text:style-name="T23">: <text:tab/></text:span><text:bookmark-start text:name="__DdeLink__194_8861841"/><text:span text:style-name="T18">date_id</text:span><text:bookmark-end text:name="__DdeLink__194_8861841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5293845644683630282" text:style-name="L1">
        <text:list-item>
          <text:list>
            <text:list-item>
              <text:p text:style-name="P20"><text:span text:style-name="T14">r</text:span><text:span text:style-name="T13">adar_id (##)</text:span></text:p>
            </text:list-item>
            <text:list-item>
              <text:p text:style-name="P23">radarmask_id (##)</text:p>
            </text:list-item>
            <text:list-item>
              <text:p text:style-name="P24">subset_id (###) (unique only to radar id and time)</text:p>
            </text:list-item>
            <text:list-item>
              <text:p text:style-name="P2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21"><text:span text:style-name="T14">data</text:span><text:span text:style-name="T13">_ffn </text:span><text:span text:style-name="T15">(string)</text:span></text:p>
            </text:list-item>
            <text:list-item>
              <text:p text:style-name="P10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4">(string)</text:span></text:p>
            </text:list-item>
            <text:list-item>
              <text:p text:style-name="P11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2">storm_dbz_<text:span text:style-name="T7">centlon (number)</text:span></text:p>
            </text:list-item>
            <text:list-item>
              <text:p text:style-name="P14">storm_edge_lat (string</text:p>
            </text:list-item>
            <text:list-item>
              <text:p text:style-name="P14">storm_edge_lon (string)</text:p>
            </text:list-item>
            <text:list-item>
              <text:p text:style-name="P15"><text:span text:style-name="T21">storm_</text:span><text:span text:style-name="T13">storm_ijbox </text:span><text:span text:style-name="T19">(string)</text:span></text:p>
            </text:list-item>
            <text:list-item>
              <text:p text:style-name="P16">h_grid (number)</text:p>
            </text:list-item>
            <text:list-item>
              <text:p text:style-name="P16">v_grid (number)</text:p>
            </text:list-item>
          </text:list>
        </text:list-item>
      </text:list>
      <text:list xml:id="list5934782793730130860" text:style-name="L2">
        <text:list-item>
          <text:list>
            <text:list-item>
              <text:p text:style-name="P17"><text:soft-page-break/>volume (number) <text:span text:style-name="T6">km3</text:span></text:p>
            </text:list-item>
            <text:list-item>
              <text:p text:style-name="P17">area (number) <text:span text:style-name="T6">km2</text:span></text:p>
            </text:list-item>
            <text:list-item>
              <text:p text:style-name="P17">major_axis (number)</text:p>
            </text:list-item>
            <text:list-item>
              <text:p text:style-name="P17">minor_axis (number)</text:p>
            </text:list-item>
            <text:list-item>
              <text:p text:style-name="P17">orient (number)</text:p>
            </text:list-item>
            <text:list-item>
              <text:p text:style-name="P17">max_tops (number)</text:p>
            </text:list-item>
            <text:list-item>
              <text:p text:style-name="P17">max_dbz (number)</text:p>
            </text:list-item>
            <text:list-item>
              <text:p text:style-name="P17">max_dbz_h (number)</text:p>
            </text:list-item>
            <text:list-item>
              <text:p text:style-name="P17">mean_dbz (number)</text:p>
            </text:list-item>
            <text:list-item>
              <text:p text:style-name="P17">max_g_vil (number) <text:span text:style-name="T6">kg/m2</text:span></text:p>
            </text:list-item>
            <text:list-item>
              <text:p text:style-name="P17">mass (number) <text:span text:style-name="T6">kt</text:span></text:p>
            </text:list-item>
            <text:list-item>
              <text:p text:style-name="P17">max_sts_dbz_h (number)</text:p>
            </text:list-item>
            <text:list-item>
              <text:p text:style-name="P17">cell_vil (number) <text:span text:style-name="T6">kg/m2</text:span></text:p>
            </text:list-item>
            <text:list-item>
              <text:p text:style-name="P17">max_mesh (number) <text:span text:style-name="T6">mm</text:span></text:p>
            </text:list-item>
            <text:list-item>
              <text:p text:style-name="P17">max_posh (number) <text:span text:style-name="T5">%</text:span></text:p>
            </text:list-item>
          </text:list>
        </text:list-item>
      </text:list>
      <text:h text:style-name="P19" text:outline-level="1">Usage</text:h>
      <text:list xml:id="list97559424128610696" text:style-name="L3">
        <text:list-item>
          <text:p text:style-name="P18">wv_process: <text:tab/><text:span text:style-name="T3">Writes entries to database</text:span></text:p>
        </text:list-item>
        <text:list-item>
          <text:p text:style-name="P13">wv_track:<text:tab/>Reads database to compute tracking</text:p>
        </text:list-item>
        <text:list-item>
          <text:p text:style-name="P18">wv_kml:<text:tab/>Filtering <text:span text:style-name="T3">storms</text:span></text:p>
        </text:list-item>
        <text:list-item>
          <text:p text:style-name="P18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25T15:44:22.997561028</dc:date>
    <meta:editing-duration>PT16H7M39S</meta:editing-duration>
    <meta:editing-cycles>67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3" meta:word-count="153" meta:character-count="1072" meta:non-whitespace-character-count="982"/>
  </office:meta>
</office:document-meta>
</file>